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8fd" officeooo:paragraph-rsid="001f28fd"/>
    </style:style>
    <style:style style:name="P2" style:family="paragraph" style:parent-style-name="Standard">
      <style:text-properties officeooo:rsid="00207090" officeooo:paragraph-rsid="00207090"/>
    </style:style>
    <style:style style:name="P3" style:family="paragraph" style:parent-style-name="Standard">
      <style:text-properties officeooo:rsid="0022489e" officeooo:paragraph-rsid="0022489e"/>
    </style:style>
    <style:style style:name="P4" style:family="paragraph" style:parent-style-name="Standard">
      <style:text-properties officeooo:rsid="002293aa" officeooo:paragraph-rsid="002293aa"/>
    </style:style>
    <style:style style:name="P5" style:family="paragraph" style:parent-style-name="Standard">
      <style:text-properties officeooo:rsid="002313d5" officeooo:paragraph-rsid="002313d5"/>
    </style:style>
    <style:style style:name="P6" style:family="paragraph" style:parent-style-name="Standard">
      <style:text-properties officeooo:rsid="00255bd7" officeooo:paragraph-rsid="00255bd7"/>
    </style:style>
    <style:style style:name="P7" style:family="paragraph" style:parent-style-name="Standard">
      <style:text-properties officeooo:rsid="00264d73" officeooo:paragraph-rsid="00264d73"/>
    </style:style>
    <style:style style:name="P8" style:family="paragraph" style:parent-style-name="Standard">
      <style:text-properties officeooo:rsid="0027e05f" officeooo:paragraph-rsid="0027e05f"/>
    </style:style>
    <style:style style:name="P9" style:family="paragraph" style:parent-style-name="Standard">
      <style:text-properties officeooo:rsid="002a2949" officeooo:paragraph-rsid="002a2949"/>
    </style:style>
    <style:style style:name="P10" style:family="paragraph" style:parent-style-name="Standard">
      <style:text-properties officeooo:rsid="002b5c10" officeooo:paragraph-rsid="002b5c10"/>
    </style:style>
    <style:style style:name="P11" style:family="paragraph" style:parent-style-name="Preformatted_20_Text">
      <style:text-properties officeooo:rsid="00207090" officeooo:paragraph-rsid="00207090"/>
    </style:style>
    <style:style style:name="P12" style:family="paragraph" style:parent-style-name="Preformatted_20_Text">
      <style:paragraph-properties fo:margin-top="0cm" fo:margin-bottom="0cm" loext:contextual-spacing="false" style:line-height-at-least="0.423cm" fo:orphans="2" fo:widows="2" fo:padding="0.049cm" fo:border="0.06pt dashed #2f6fab"/>
    </style:style>
    <style:style style:name="P13" style:family="paragraph" style:parent-style-name="Standard">
      <style:text-properties officeooo:rsid="001f28fd" officeooo:paragraph-rsid="001f28fd"/>
    </style:style>
    <style:style style:name="P14" style:family="paragraph" style:parent-style-name="Standard">
      <style:text-properties officeooo:rsid="002db903" officeooo:paragraph-rsid="002db903"/>
    </style:style>
    <style:style style:name="T1" style:family="text">
      <style:text-properties fo:color="#000000" style:font-name="monospace" fo:font-size="12pt" fo:letter-spacing="normal" fo:font-style="italic" fo:font-weight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f we create recovery.conf file in /etc/postgresql/10/ we cannot configure replication.</text:p>
      <text:p text:style-name="P14">Recovery.conf should be created in slave data directory</text:p>
      <text:p text:style-name="P1"/>
      <text:p text:style-name="P1">\d – tables view</text:p>
      <text:p text:style-name="P1">\l - <text:s/>databases view</text:p>
      <text:p text:style-name="P1">\du</text:p>
      <text:p text:style-name="P1">\dl</text:p>
      <text:p text:style-name="P9">pg_createcluster 10 master</text:p>
      <text:p text:style-name="P9">pg_dropcluster –stop 10 master</text:p>
      <text:p text:style-name="P9">pg_ctlcluster 10 slave start</text:p>
      <text:p text:style-name="P9">pg_ctlcluster 10 master start</text:p>
      <text:p text:style-name="P10"><text:s/>pg_ctlcluster 10 slave start </text:p>
      <text:p text:style-name="P1">\c database – connect to databases</text:p>
      <text:p text:style-name="P1">\d table name – view the table structure</text:p>
      <text:p text:style-name="P2">/usr/lib/postgresql/10/bin/pg_ctl -D /var/lib/postgresql/10/main1 start</text:p>
      <text:p text:style-name="P7">/usr/lib/postgresql/10/bin/pg_ctl -D /etc/postgresql/10/main/ start</text:p>
      <text:p text:style-name="P7"><text:tab/></text:p>
      <text:p text:style-name="P6">postgres@IC0982-L3:~/10/main1$ /usr/lib/postgresql/10/bin/pg_ctl -D /var/lib/postgresql/10/main1 restart</text:p>
      <text:p text:style-name="P6">waiting for server to shut down......... done</text:p>
      <text:p text:style-name="P6">server stopped</text:p>
      <text:p text:style-name="P6">waiting for server to start....2018-12-14 17:33:45.963 IST [3173] LOG: <text:s/>listening on IPv4 address "0.0.0.0", port 5433</text:p>
      <text:p text:style-name="P6">2018-12-14 17:33:45.963 IST [3173] LOG: <text:s/>listening on IPv6 address "::", port 5433</text:p>
      <text:p text:style-name="P6">2018-12-14 17:33:45.966 IST [3173] LOG: <text:s/>listening on Unix socket "/var/run/postgresql/.s.PGSQL.5433"</text:p>
      <text:p text:style-name="P6">2018-12-14 17:33:46.015 IST [3174] LOG: <text:s/>database system was shut down in recovery at 2018-12-14 17:33:45 IST</text:p>
      <text:p text:style-name="P6">2018-12-14 17:33:46.015 IST [3174] LOG: <text:s/>entering standby mode</text:p>
      <text:p text:style-name="P6">2018-12-14 17:33:46.020 IST [3175] FATAL: <text:s/>database system identifier differs between the primary and standby</text:p>
      <text:p text:style-name="P6">2018-12-14 17:33:46.020 IST [3175] DETAIL: <text:s/>The primary's identifier is 6633668821105934503, the standby's identifier is 6633726277211165645.</text:p>
      <text:p text:style-name="P6">2018-12-14 17:33:46.027 IST [3177] FATAL: <text:s/>database system identifier differs between the primary and standby</text:p>
      <text:p text:style-name="P6">2018-12-14 17:33:46.027 IST [3177] DETAIL: <text:s/>The primary's identifier is 6633668821105934503, the standby's identifier is 6633726277211165645.</text:p>
      <text:p text:style-name="P6">.....2018-12-14 17:33:51.038 IST [3185] FATAL: <text:s/>database system identifier differs between the primary and standby</text:p>
      <text:p text:style-name="P6">2018-12-14 17:33:51.038 IST [3185] DETAIL: <text:s/>The primary's identifier is 6633668821105934503, the standby's identifier is 6633726277211165645.</text:p>
      <text:p text:style-name="P6">.....2018-12-14 17:33:56.045 IST [3192] FATAL: <text:s/>database system identifier differs between the primary and standby</text:p>
      <text:p text:style-name="P6">2018-12-14 17:33:56.045 IST [3192] DETAIL: <text:s/>The primary's identifier is 6633668821105934503, the standby's identifier is 6633726277211165645.</text:p>
      <text:p text:style-name="P6"/>
      <text:p text:style-name="P6"/>
      <text:p text:style-name="P11"><text:span text:style-name="Source_20_Text"><text:span text:style-name="T1">psql -c "select application_name, state, sync_priority, sync_state from pg_stat_replication;"</text:span></text:span></text:p>
      <text:p text:style-name="P12"><text:span text:style-name="Source_20_Text"><text:span text:style-name="T1">psql -x -c "select * from pg_stat_replication;"</text:span></text:span></text:p>
      <text:p text:style-name="P2"/>
      <text:p text:style-name="P2"/>
      <text:p text:style-name="P3"><text:soft-page-break/>psql -p 5433</text:p>
      <text:p text:style-name="P4">postgres@IC0982-L3:/$ psql</text:p>
      <text:p text:style-name="P4">psql (10.6 (Ubuntu 10.6-1.pgdg16.04+1))</text:p>
      <text:p text:style-name="P4">Type "help" for help.</text:p>
      <text:p text:style-name="P4"/>
      <text:p text:style-name="P4">postgres=# \l</text:p>
      <text:p text:style-name="P4"><text:s text:c="29"/>List of databases</text:p>
      <text:p text:style-name="P4"><text:s text:c="3"/>Name <text:s text:c="3"/>| <text:s/>Owner <text:s text:c="2"/>| Encoding | Collate | Ctype | <text:s text:c="2"/>Access privileges <text:s text:c="2"/></text:p>
      <text:p text:style-name="P4">-----------+----------+----------+---------+-------+-----------------------</text:p>
      <text:p text:style-name="P4"><text:s/>postgres <text:s/>| postgres | UTF8 <text:s text:c="4"/>| en_IN <text:s text:c="2"/>| en_IN | </text:p>
      <text:p text:style-name="P4"><text:s/>template0 | postgres | UTF8 <text:s text:c="4"/>| en_IN <text:s text:c="2"/>| en_IN | =c/postgres <text:s text:c="9"/>+</text:p>
      <text:p text:style-name="P4"><text:s text:c="11"/>| <text:s text:c="9"/>| <text:s text:c="9"/>| <text:s text:c="8"/>| <text:s text:c="6"/>| postgres=CTc/postgres</text:p>
      <text:p text:style-name="P4"><text:s/>template1 | postgres | UTF8 <text:s text:c="4"/>| en_IN <text:s text:c="2"/>| en_IN | =c/postgres <text:s text:c="9"/>+</text:p>
      <text:p text:style-name="P4"><text:s text:c="11"/>| <text:s text:c="9"/>| <text:s text:c="9"/>| <text:s text:c="8"/>| <text:s text:c="6"/>| postgres=CTc/postgres</text:p>
      <text:p text:style-name="P4"><text:s/>test <text:s text:c="5"/>| postgres | UTF8 <text:s text:c="4"/>| en_IN <text:s text:c="2"/>| en_IN | </text:p>
      <text:p text:style-name="P4">(4 rows)</text:p>
      <text:p text:style-name="P4"/>
      <text:p text:style-name="P4">postgres=# \q</text:p>
      <text:p text:style-name="P4">postgres@IC0982-L3:/$ psql -p 5433</text:p>
      <text:p text:style-name="P4">psql (10.6 (Ubuntu 10.6-1.pgdg16.04+1))</text:p>
      <text:p text:style-name="P4">Type "help" for help.</text:p>
      <text:p text:style-name="P4"/>
      <text:p text:style-name="P4">postgres=# create database test1;</text:p>
      <text:p text:style-name="P4">CREATE DATABASE</text:p>
      <text:p text:style-name="P4">postgres=# \c test1</text:p>
      <text:p text:style-name="P4">You are now connected to database "test1" as user "postgres".</text:p>
      <text:p text:style-name="P4">test1=# create table mycompany1(id int,age int,name varchar);</text:p>
      <text:p text:style-name="P4">CREATE TABLE</text:p>
      <text:p text:style-name="P4">test1=# </text:p>
      <text:p text:style-name="P4">test1=# insert into mycompany1 values(1,12,'ammu');</text:p>
      <text:p text:style-name="P4">INSERT 0 1</text:p>
      <text:p text:style-name="P4">test1=# </text:p>
      <text:p text:style-name="P4">test1=# \l</text:p>
      <text:p text:style-name="P4"><text:s text:c="29"/>List of databases</text:p>
      <text:p text:style-name="P4"><text:s text:c="3"/>Name <text:s text:c="3"/>| <text:s/>Owner <text:s text:c="2"/>| Encoding | Collate | Ctype | <text:s text:c="2"/>Access privileges <text:s text:c="2"/></text:p>
      <text:p text:style-name="P4">-----------+----------+----------+---------+-------+-----------------------</text:p>
      <text:p text:style-name="P4"><text:s/>postgres <text:s/>| postgres | UTF8 <text:s text:c="4"/>| en_IN <text:s text:c="2"/>| en_IN | </text:p>
      <text:p text:style-name="P4"><text:s/>template0 | postgres | UTF8 <text:s text:c="4"/>| en_IN <text:s text:c="2"/>| en_IN | =c/postgres <text:s text:c="9"/>+</text:p>
      <text:p text:style-name="P4"><text:s text:c="11"/>| <text:s text:c="9"/>| <text:s text:c="9"/>| <text:s text:c="8"/>| <text:s text:c="6"/>| postgres=CTc/postgres</text:p>
      <text:p text:style-name="P4"><text:s/>template1 | postgres | UTF8 <text:s text:c="4"/>| en_IN <text:s text:c="2"/>| en_IN | =c/postgres <text:s text:c="9"/>+</text:p>
      <text:p text:style-name="P4"><text:s text:c="11"/>| <text:s text:c="9"/>| <text:s text:c="9"/>| <text:s text:c="8"/>| <text:s text:c="6"/>| postgres=CTc/postgres</text:p>
      <text:p text:style-name="P4"><text:s/>test1 <text:s text:c="4"/>| postgres | UTF8 <text:s text:c="4"/>| en_IN <text:s text:c="2"/>| en_IN | </text:p>
      <text:p text:style-name="P4">(4 rows)</text:p>
      <text:p text:style-name="P4"/>
      <text:p text:style-name="P4">test1=# select * from mycompany1;</text:p>
      <text:p text:style-name="P4"><text:s/>id | age | name </text:p>
      <text:p text:style-name="P4">----+-----+------</text:p>
      <text:p text:style-name="P4"><text:s text:c="2"/>1 | <text:s/>12 | ammu</text:p>
      <text:p text:style-name="P4">(1 row)</text:p>
      <text:p text:style-name="P4"/>
      <text:p text:style-name="P4">test1=# </text:p>
      <text:p text:style-name="P4">test1=# \q</text:p>
      <text:p text:style-name="P4"><text:soft-page-break/>postgres@IC0982-L3:/$ </text:p>
      <text:p text:style-name="P4">postgres@IC0982-L3:/$ psql -p 5433</text:p>
      <text:p text:style-name="P4">psql (10.6 (Ubuntu 10.6-1.pgdg16.04+1))</text:p>
      <text:p text:style-name="P4">Type "help" for help.</text:p>
      <text:p text:style-name="P4"/>
      <text:p text:style-name="P4">postgres=# grant insert,update,delete on *.* to postgres@localhost identified by 'ammusuresh';</text:p>
      <text:p text:style-name="P4">ERROR: <text:s/>syntax error at or near "*"</text:p>
      <text:p text:style-name="P4">LINE 1: grant insert,update,delete on *.* to postgres@localhost iden...</text:p>
      <text:p text:style-name="P4"><text:s text:c="38"/>^</text:p>
      <text:p text:style-name="P4">postgres=# grant insert,update,delete on all to postgres@localhost identified by 'ammusuresh';</text:p>
      <text:p text:style-name="P4">ERROR: <text:s/>syntax error at or near "to"</text:p>
      <text:p text:style-name="P4">LINE 1: grant insert,update,delete on all to postgres@localhost iden...</text:p>
      <text:p text:style-name="P4"><text:s text:c="42"/>^</text:p>
      <text:p text:style-name="P4">postgres=# grant select on mycompany1 to public;</text:p>
      <text:p text:style-name="P4">ERROR: <text:s/>relation "mycompany1" does not exist</text:p>
      <text:p text:style-name="P4"><text:tab/></text:p>
      <text:p text:style-name="P4">test1=# show grants;</text:p>
      <text:p text:style-name="P4">ERROR: <text:s/>unrecognized configuration parameter "grants"</text:p>
      <text:p text:style-name="P4">test1=# </text:p>
      <text:p text:style-name="P4">test1=# show grants for mycompany1;</text:p>
      <text:p text:style-name="P4">ERROR: <text:s/>syntax error at or near "for"</text:p>
      <text:p text:style-name="P4">LINE 1: show grants for mycompany1;</text:p>
      <text:p text:style-name="P4"><text:s text:c="20"/>^</text:p>
      <text:p text:style-name="P4">test1=# </text:p>
      <text:p text:style-name="P4">test1=# \q</text:p>
      <text:p text:style-name="P4">postgres@IC0982-L3:/$ psql </text:p>
      <text:p text:style-name="P4">psql (10.6 (Ubuntu 10.6-1.pgdg16.04+1))</text:p>
      <text:p text:style-name="P4">Type "help" for help.</text:p>
      <text:p text:style-name="P4"/>
      <text:p text:style-name="P4">postgres=# CREATE ROLE replicate WITH REPLICATION replicate ;</text:p>
      <text:p text:style-name="P4">ERROR: <text:s/>unrecognized role option "replicate"</text:p>
      <text:p text:style-name="P4">LINE 1: CREATE ROLE replicate WITH REPLICATION replicate ;</text:p>
      <text:p text:style-name="P4"><text:s text:c="47"/>^</text:p>
      <text:p text:style-name="P4">postgres=# CREATE ROLE replicate WITH REPLICATION postgres ;</text:p>
      <text:p text:style-name="P4">ERROR: <text:s/>unrecognized role option "postgres"</text:p>
      <text:p text:style-name="P4">LINE 1: CREATE ROLE replicate WITH REPLICATION postgres ;</text:p>
      <text:p text:style-name="P4"><text:s text:c="47"/>^</text:p>
      <text:p text:style-name="P4">postgres=# </text:p>
      <text:p text:style-name="P4">postgres=# CREATE ROLE replicate WITH REPLICATION LOGIN ;</text:p>
      <text:p text:style-name="P4">CREATE ROLE</text:p>
      <text:p text:style-name="P4">postgres=# set password_encryption = 'replication_main';</text:p>
      <text:p text:style-name="P4">ERROR: <text:s/>invalid value for parameter "password_encryption": "replication_main"</text:p>
      <text:p text:style-name="P4">HINT: <text:s/>Available values: md5, scram-sha-256.</text:p>
      <text:p text:style-name="P4">postgres=# set password_encryption = 'md5';</text:p>
      <text:p text:style-name="P4">SET</text:p>
      <text:p text:style-name="P4">postgres=# \password replicate</text:p>
      <text:p text:style-name="P4">Enter new password: </text:p>
      <text:p text:style-name="P4">Enter it again: </text:p>
      <text:p text:style-name="P4">postgres=# \q</text:p>
      <text:p text:style-name="P4">postgres@IC0982-L3:/$ cd /etc/postgresql/10/</text:p>
      <text:p text:style-name="P4">postgres@IC0982-L3:/etc/postgresql/10$ ls -lthr</text:p>
      <text:p text:style-name="P4">total 8.0K</text:p>
      <text:p text:style-name="P4"><text:soft-page-break/>drwxr-xr-x 3 postgres postgres 4.0K Dec 12 12:45 main</text:p>
      <text:p text:style-name="P4">drwxr-xr-x 2 postgres postgres 4.0K Dec 12 16:15 main1</text:p>
      <text:p text:style-name="P4">postgres@IC0982-L3:/etc/postgresql/10$ </text:p>
      <text:p text:style-name="P4"/>
      <text:p text:style-name="P5">postgres@IC0982-L3:~/10$ pg_basebackup -h localhost -D /var/lib/postgresql/10/main -P -U replicate </text:p>
      <text:p text:style-name="P5">Password: </text:p>
      <text:p text:style-name="P5">31646/31646 kB (100%), 1/1 tablespace</text:p>
      <text:p text:style-name="P5">postgres@IC0982-L3:~/10$ </text:p>
      <text:p text:style-name="P5"/>
      <text:p text:style-name="P5"/>
      <text:p text:style-name="P8">postgres@IC0982-L3:~/10/data/slave_info/main$ psql -c "select application_name, state, sync_priority, sync_state from pg_stat_replication;"</text:p>
      <text:p text:style-name="P8">2018-12-17 15:15:53.925 IST [10203] [unknown]@[unknown] LOG: <text:s/>connection received: host=[local]</text:p>
      <text:p text:style-name="P8">2018-12-17 15:15:53.926 IST [10203] postgres@postgres LOG: <text:s/>connection authorized: user=postgres database=postgres</text:p>
      <text:p text:style-name="P8"><text:s/>application_name | <text:s text:c="2"/>state <text:s text:c="2"/>| sync_priority | sync_state </text:p>
      <text:p text:style-name="P8">------------------+-----------+---------------+------------</text:p>
      <text:p text:style-name="P8"><text:s/>walreceiver <text:s text:c="5"/>| streaming | <text:s text:c="12"/>0 | async</text:p>
      <text:p text:style-name="P8">(1 row)</text:p>
      <text:p text:style-name="P8"/>
      <text:p text:style-name="P8">postgres@IC0982-L3:~/10/data/slave_info/main$ </text:p>
      <text:p text:style-name="P8">postgres@IC0982-L3:~/10/data/slave_info/main$ </text:p>
      <text:p text:style-name="P8">postgres@IC0982-L3:~/10/data/slave_info/main$ </text:p>
      <text:p text:style-name="P8">postgres@IC0982-L3:~/10/data/slave_info/main$ psql -x -c "select * from pg_stat_replication;"</text:p>
      <text:p text:style-name="P8">2018-12-17 15:16:04.297 IST [10233] [unknown]@[unknown] LOG: <text:s/>connection received: host=[local]</text:p>
      <text:p text:style-name="P8">2018-12-17 15:16:04.297 IST [10233] postgres@postgres LOG: <text:s/>connection authorized: user=postgres database=postgres</text:p>
      <text:p text:style-name="P8">-[ RECORD 1 ]----+---------------------------------</text:p>
      <text:p text:style-name="P8">pid <text:s text:c="13"/>| 9319</text:p>
      <text:p text:style-name="P8">usesysid <text:s text:c="8"/>| 16415</text:p>
      <text:p text:style-name="P8">usename <text:s text:c="9"/>| repl</text:p>
      <text:p text:style-name="P8">application_name | walreceiver</text:p>
      <text:p text:style-name="P8">client_addr <text:s text:c="5"/>| 127.0.0.1</text:p>
      <text:p text:style-name="P8">client_hostname <text:s/>| </text:p>
      <text:p text:style-name="P8">client_port <text:s text:c="5"/>| 40712</text:p>
      <text:p text:style-name="P8">backend_start <text:s text:c="3"/>| 2018-12-17 15:11:21.383007+05:30</text:p>
      <text:p text:style-name="P8">backend_xmin <text:s text:c="4"/>| </text:p>
      <text:p text:style-name="P8">state <text:s text:c="11"/>| streaming</text:p>
      <text:p text:style-name="P8">sent_lsn <text:s text:c="8"/>| 0/26000C70</text:p>
      <text:p text:style-name="P8">write_lsn <text:s text:c="7"/>| 0/26000C70</text:p>
      <text:p text:style-name="P8">flush_lsn <text:s text:c="7"/>| 0/26000C70</text:p>
      <text:p text:style-name="P8">replay_lsn <text:s text:c="6"/>| 0/26000C70</text:p>
      <text:p text:style-name="P8">write_lag <text:s text:c="7"/>| </text:p>
      <text:p text:style-name="P8">flush_lag <text:s text:c="7"/>| </text:p>
      <text:p text:style-name="P8">replay_lag <text:s text:c="6"/>| </text:p>
      <text:p text:style-name="P8">sync_priority <text:s text:c="3"/>| 0</text:p>
      <text:p text:style-name="P8">sync_state <text:s text:c="6"/>| async</text:p>
      <text:p text:style-name="P8"/>
      <text:p text:style-name="P8">postgres@IC0982-L3:~/10/data/slave_info/ma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4:53:15.130974907</meta:creation-date>
    <dc:date>2018-12-20T15:44:19.418941601</dc:date>
    <meta:editing-duration>PT8H41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72" meta:word-count="918" meta:character-count="7928" meta:non-whitespace-character-count="6435"/>
  </office:meta>
</office:document-meta>
</file>